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language="ru" fo:country="RU" officeooo:rsid="001f2f16" officeooo:paragraph-rsid="001f2f16"/>
    </style:style>
    <style:style style:name="P2" style:family="paragraph" style:parent-style-name="Table_20_Contents">
      <style:text-properties officeooo:rsid="001f2f16" officeooo:paragraph-rsid="001f2f16"/>
    </style:style>
    <style:style style:name="P3" style:family="paragraph" style:parent-style-name="Table_20_Contents">
      <style:text-properties fo:language="ru" fo:country="RU" officeooo:rsid="00243497" officeooo:paragraph-rsid="00243497"/>
    </style:style>
    <style:style style:name="P4" style:family="paragraph" style:parent-style-name="Table_20_Contents">
      <style:text-properties officeooo:paragraph-rsid="0024349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3497"/>
    </style:style>
    <style:style style:name="T3" style:family="text">
      <style:text-properties officeooo:rsid="00228a07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228a07"/>
    </style:style>
    <style:style style:name="T6" style:family="text">
      <style:text-properties fo:language="ru" fo:country="RU" officeooo:rsid="001f2f16"/>
    </style:style>
    <style:style style:name="T7" style:family="text">
      <style:text-properties fo:language="ru" fo:country="RU" officeooo:rsid="00243497"/>
    </style:style>
    <style:style style:name="T8" style:family="text">
      <style:text-properties officeooo:rsid="002434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Краткое описание: <text:span text:style-name="T5">Этот вариант использования демонстрирует процесс оформления заказа в информационной системе, полученного по телефону от клиента</text:span></text:p>
          </table:table-cell>
        </table:table-row>
        <table:table-row>
          <table:table-cell table:style-name="Таблица1.A2" office:value-type="string">
            <text:p text:style-name="P1">Главные актёры: <text:span text:style-name="T3">Сотрудник, Клиент, Информационная система, Заказ</text:span></text:p>
          </table:table-cell>
        </table:table-row>
        <table:table-row>
          <table:table-cell table:style-name="Таблица1.A2" office:value-type="string">
            <text:p text:style-name="P2">Предусловия: <text:span text:style-name="T3">Этот вариант использования выполняется, когда по телефону клиент сообщает сотруднику о желании оформит заказ</text:span></text:p>
          </table:table-cell>
        </table:table-row>
        <table:table-row>
          <table:table-cell table:style-name="Таблица1.A2" office:value-type="string">
            <text:p text:style-name="P4"><text:span text:style-name="T6">Основной поток: </text:span></text:p>
            <text:p text:style-name="P4"><text:span text:style-name="T5">Сотрудник проверяет наличие информации о клиенте в информационной системе. </text:span>В случае отсутствия информации,<text:span text:style-name="T4"> </text:span><text:span text:style-name="T7">е</text:span><text:span text:style-name="T7">г</text:span><text:span text:style-name="T7">о</text:span><text:span text:style-name="T4"> </text:span>регистриру<text:span text:style-name="T8">ют</text:span> в информационной системе. </text:p>
            <text:p text:style-name="P3">Сотрудник предоставляет данные о ценах.</text:p>
            <text:p text:style-name="P3">Сотрудник может редактировать, просматривать и отменить заказ.</text:p>
            <text:p text:style-name="P3">Сотрудник может читать и записывать информацию о прочих заказах.</text:p>
          </table:table-cell>
        </table:table-row>
        <table:table-row>
          <table:table-cell table:style-name="Таблица1.A2" office:value-type="string">
            <text:p text:style-name="P1">Постусловия: <text:span text:style-name="T8">Если вариант использования завершится успешно, заказ будет оформлен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02:20:37.669000000</meta:creation-date>
    <meta:editing-duration>PT9M43S</meta:editing-duration>
    <meta:editing-cycles>2</meta:editing-cycles>
    <meta:generator>LibreOffice/24.2.0.3$Windows_X86_64 LibreOffice_project/da48488a73ddd66ea24cf16bbc4f7b9c08e9bea1</meta:generator>
    <dc:date>2024-10-02T16:01:01.759000000</dc:date>
    <meta:document-statistic meta:table-count="1" meta:image-count="0" meta:object-count="0" meta:page-count="1" meta:paragraph-count="9" meta:word-count="89" meta:character-count="741" meta:non-whitespace-character-count="659"/>
  </office:meta>
</office:document-meta>
</file>